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a8d1" officeooo:paragraph-rsid="0016a8d1"/>
    </style:style>
    <style:style style:name="P2" style:family="paragraph" style:parent-style-name="Standard">
      <style:text-properties officeooo:rsid="0016a8d1" officeooo:paragraph-rsid="00208fcd"/>
    </style:style>
    <style:style style:name="P3" style:family="paragraph" style:parent-style-name="Standard">
      <style:text-properties officeooo:rsid="0016a8d1" officeooo:paragraph-rsid="001a1442"/>
    </style:style>
    <style:style style:name="P4" style:family="paragraph" style:parent-style-name="Standard">
      <style:text-properties officeooo:paragraph-rsid="0016a8d1"/>
    </style:style>
    <style:style style:name="P5" style:family="paragraph" style:parent-style-name="Standard">
      <style:text-properties officeooo:rsid="001816b3" officeooo:paragraph-rsid="001816b3"/>
    </style:style>
    <style:style style:name="P6" style:family="paragraph" style:parent-style-name="Standard">
      <style:text-properties officeooo:paragraph-rsid="001a1442"/>
    </style:style>
    <style:style style:name="P7" style:family="paragraph" style:parent-style-name="Standard">
      <style:text-properties officeooo:rsid="001de41a" officeooo:paragraph-rsid="001de41a"/>
    </style:style>
    <style:style style:name="P8" style:family="paragraph" style:parent-style-name="Standard">
      <style:text-properties officeooo:rsid="00226bcb" officeooo:paragraph-rsid="00226bcb"/>
    </style:style>
    <style:style style:name="P9" style:family="paragraph" style:parent-style-name="Standard">
      <style:text-properties officeooo:rsid="00246947" officeooo:paragraph-rsid="00246947"/>
    </style:style>
    <style:style style:name="P10" style:family="paragraph" style:parent-style-name="Standard">
      <style:text-properties officeooo:rsid="00246947" officeooo:paragraph-rsid="0024b371"/>
    </style:style>
    <style:style style:name="P11" style:family="paragraph" style:parent-style-name="Standard">
      <style:text-properties officeooo:rsid="002cc4a4" officeooo:paragraph-rsid="002cc4a4"/>
    </style:style>
    <style:style style:name="P12" style:family="paragraph" style:parent-style-name="Standard">
      <style:paragraph-properties fo:break-before="page"/>
      <style:text-properties officeooo:rsid="001816b3" officeooo:paragraph-rsid="001816b3"/>
    </style:style>
    <style:style style:name="P13" style:family="paragraph" style:parent-style-name="Text_20_body">
      <style:text-properties officeooo:paragraph-rsid="001a1442"/>
    </style:style>
    <style:style style:name="P14" style:family="paragraph" style:parent-style-name="Title">
      <style:text-properties officeooo:rsid="001a1442" officeooo:paragraph-rsid="001a1442"/>
    </style:style>
    <style:style style:name="P15" style:family="paragraph" style:parent-style-name="Standard" style:list-style-name="L1">
      <style:text-properties officeooo:rsid="0016a8d1" officeooo:paragraph-rsid="0016a8d1"/>
    </style:style>
    <style:style style:name="P16" style:family="paragraph" style:parent-style-name="Standard" style:list-style-name="L4">
      <style:text-properties officeooo:rsid="0016a8d1" officeooo:paragraph-rsid="00208fcd"/>
    </style:style>
    <style:style style:name="P17" style:family="paragraph" style:parent-style-name="Standard" style:list-style-name="L1">
      <style:text-properties officeooo:rsid="001de41a" officeooo:paragraph-rsid="001de41a"/>
    </style:style>
    <style:style style:name="P18" style:family="paragraph" style:parent-style-name="Standard" style:list-style-name="L2">
      <style:text-properties officeooo:rsid="001a1442" officeooo:paragraph-rsid="001de41a"/>
    </style:style>
    <style:style style:name="P19" style:family="paragraph" style:parent-style-name="Standard" style:list-style-name="L2">
      <style:text-properties officeooo:rsid="001a1442" officeooo:paragraph-rsid="001a1442"/>
    </style:style>
    <style:style style:name="P20" style:family="paragraph" style:parent-style-name="Standard" style:list-style-name="L3">
      <style:text-properties officeooo:rsid="00246947" officeooo:paragraph-rsid="0024b371"/>
    </style:style>
    <style:style style:name="P21" style:family="paragraph" style:parent-style-name="Standard" style:list-style-name="L3">
      <style:text-properties officeooo:rsid="0024b371" officeooo:paragraph-rsid="0024b371"/>
    </style:style>
    <style:style style:name="P22" style:family="paragraph" style:parent-style-name="Standard" style:list-style-name="L3">
      <style:text-properties officeooo:rsid="00252051" officeooo:paragraph-rsid="00252051"/>
    </style:style>
    <style:style style:name="P23" style:family="paragraph" style:parent-style-name="Standard" style:list-style-name="L5">
      <style:text-properties officeooo:rsid="00183ba1" officeooo:paragraph-rsid="00183ba1"/>
    </style:style>
    <style:style style:name="T1" style:family="text">
      <style:text-properties officeooo:rsid="0018e81e"/>
    </style:style>
    <style:style style:name="T2" style:family="text">
      <style:text-properties officeooo:rsid="001af16f"/>
    </style:style>
    <style:style style:name="T3" style:family="text">
      <style:text-properties officeooo:rsid="001c29b0"/>
    </style:style>
    <style:style style:name="T4" style:family="text">
      <style:text-properties style:text-line-through-style="solid" style:text-line-through-type="single"/>
    </style:style>
    <style:style style:name="T5" style:family="text">
      <style:text-properties officeooo:rsid="00246947"/>
    </style:style>
    <style:style style:name="T6" style:family="text">
      <style:text-properties officeooo:rsid="0024b371"/>
    </style:style>
    <style:style style:name="T7" style:family="text">
      <style:text-properties officeooo:rsid="00252051"/>
    </style:style>
    <style:style style:name="T8" style:family="text">
      <style:text-properties officeooo:rsid="002b4a38"/>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18e81e" style:font-weight-asian="normal" style:font-weight-complex="normal"/>
    </style:style>
    <style:style style:name="T11" style:family="text">
      <style:text-properties style:text-underline-style="solid" style:text-underline-width="auto" style:text-underline-color="font-color" fo:font-weight="normal" officeooo:rsid="001a1442" style:font-weight-asian="normal" style:font-weight-complex="normal"/>
    </style:style>
    <style:style style:name="T12" style:family="text">
      <style:text-properties style:text-underline-style="solid" style:text-underline-width="auto" style:text-underline-color="font-color" fo:font-weight="normal" officeooo:rsid="0016a8d1" style:font-weight-asian="normal" style:font-weight-complex="normal"/>
    </style:style>
    <style:style style:name="T13" style:family="text">
      <style:text-properties officeooo:rsid="003045c0"/>
    </style:style>
    <style:style style:name="T14" style:family="text">
      <style:text-properties officeooo:rsid="0030d06f"/>
    </style:style>
    <style:style style:name="T15" style:family="text">
      <style:text-properties officeooo:rsid="003142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a Bataille de</text:p>
      <text:p text:style-name="P14">Kaafhet</text:p>
      <text:p text:style-name="P13"/>
      <text:h text:style-name="Heading_20_2" text:outline-level="2"><text:tab/><text:span text:style-name="T10">Idée</text:span><text:span text:style-name="T9"> d'origine</text:span></text:h>
      <text:p text:style-name="P1">En réponse au jeux de stratégies en temps réel (abréger RTS), <text:span text:style-name="T4">nous nous sommes réunis</text:span> dans l'optique d'en travailler les mécaniques <text:span text:style-name="T1">afin</text:span> :</text:p>
      <text:list xml:id="list8106474252812141408" text:style-name="L1">
        <text:list-item>
          <text:p text:style-name="P15"><text:span text:style-name="T3">D</text:span>'en comprendre le fonctionnement</text:p>
        </text:list-item>
        <text:list-item>
          <text:p text:style-name="P15"><text:span text:style-name="T3">D</text:span>'être capable d'en réaliser un</text:p>
        </text:list-item>
        <text:list-item>
          <text:p text:style-name="P15"><text:span text:style-name="T3">D</text:span>e créer une intelligence artificiel capable de remplacer un joueur dans une partie normale</text:p>
        </text:list-item>
        <text:list-item>
          <text:p text:style-name="P17">Et accessoirement, comparer et confronter nos méthodes de réflexion et de programmation dans un jeux entre deux IA réaliser par deux équipes</text:p>
        </text:list-item>
      </text:list>
      <text:p text:style-name="P4">…</text:p>
      <text:p text:style-name="P4"/>
      <text:h text:style-name="Heading_20_2" text:outline-level="2"><text:tab/><text:span text:style-name="T11">Les mécaniques de jeux choisies</text:span></text:h>
      <text:p text:style-name="P9">Chaque joueur est représent<text:span text:style-name="T8">é</text:span> par une civilisation.</text:p>
      <text:p text:style-name="P9">Le but de chaque civilisations est d'augmenter ses capacités par tous les moyens pour détruire toute concurrence (par tous les moyens également). Ces civilisation possède un bâtiment principal positionner aléatoirement lors de la génération du terrain. Ce bâtiment permet la création de nouvelles entités basiques. Si il est détruit, la civilisation est éliminer et le joueur a perdu la partie. <text:span text:style-name="T8">Comme ce bâtiment ne peut pas être construit, l</text:span>e gagnant est le dernier joueur <text:span text:style-name="T13">à</text:span> posséder son bâtiment principale.</text:p>
      <text:p text:style-name="P4">…</text:p>
      <text:p text:style-name="P7">Chaque joueur à pour la survie de sa civilisation :</text:p>
      <text:list xml:id="list360111751487906038" text:style-name="L2">
        <text:list-item>
          <text:p text:style-name="P18">Structures de production</text:p>
        </text:list-item>
        <text:list-item>
          <text:p text:style-name="P19">Structures de défense</text:p>
        </text:list-item>
        <text:list-item>
          <text:p text:style-name="P19">Unités de récoltes de ressources</text:p>
        </text:list-item>
        <text:list-item>
          <text:p text:style-name="P19">Unités d'attaque ou de défense</text:p>
        </text:list-item>
      </text:list>
      <text:p text:style-name="P4">…</text:p>
      <text:p text:style-name="P10"><text:span text:style-name="T6">La </text:span>génération du terrain <text:span text:style-name="T6">comprend également le placement aléatoire :</text:span></text:p>
      <text:list xml:id="list3844196492404959172" text:style-name="L3">
        <text:list-item>
          <text:p text:style-name="P20">D<text:span text:style-name="T6">'arbre sous forme de forêts</text:span></text:p>
        </text:list-item>
        <text:list-item>
          <text:p text:style-name="P21">De sources d'eau sous forme de lac<text:span text:style-name="T7">s</text:span>, certaines comprenant des poisson récoltables</text:p>
        </text:list-item>
        <text:list-item>
          <text:p text:style-name="P22">De mines a ciel ouvert <text:span text:style-name="T6">sous forme de </text:span>d'amas de minerais de fer, d'or ou simples pierres</text:p>
        </text:list-item>
        <text:list-item>
          <text:p text:style-name="P22">D'animaux autonomes</text:p>
        </text:list-item>
      </text:list>
      <text:p text:style-name="P4">…</text:p>
      <text:p text:style-name="P11">Seule la <text:span text:style-name="T5">création</text:span> d'unités basiques est possible. Bien que ces unités sois capable de réaliser tous ce qui est possible, le joueur peut former ces unités <text:span text:style-name="T14">à</text:span> effectuer des tache précises plus efficacement (exemple : un bûcheron pour<text:span text:style-name="T15">ra</text:span> couper les arbres plus rapidement).</text:p>
      <text:p text:style-name="P4"/>
      <text:h text:style-name="Heading_20_2" text:outline-level="2"><text:tab/><text:span text:style-name="T12">L'interface pour l'intelligence artificiel</text:span></text:h>
      <text:p text:style-name="P4">…</text:p>
      <text:p text:style-name="P8">Ces intelligences existes a travers une fonction principale appeler par un « maître du jeux » qui régule tous les événements. Afin de contrôler ses unités et bâtiments, les intelligence utiliserons <text:soft-page-break/>spontanément des fonction générique accessible par toutes les IA n'agissant pas directement sur la progression de jeux, pour des raison d'égalité avec une autre IA ou même un joueur. Leur but n'étant que de prévoir, elles ne contrôlent que la destination de ses membre</text:p>
      <text:p text:style-name="P1">…</text:p>
      <text:p text:style-name="P6"/>
      <text:h text:style-name="Heading_20_2" text:outline-level="2"><text:tab/><text:span text:style-name="T9">L'intelligence artificiel</text:span></text:h>
      <text:p text:style-name="P3">…</text:p>
      <text:p text:style-name="P2">Cette intelligence artificiel devras, pour être éligible, être capable de réaliser plusieurs performance qui son celles d'un joueur quelconque :</text:p>
      <text:list xml:id="list8727552075227215005" text:style-name="L4">
        <text:list-item>
          <text:p text:style-name="P16">Gestion simplifier d'une civilisation (création de bâtiment, d’unités, récolte de ressources…)</text:p>
        </text:list-item>
        <text:list-item>
          <text:p text:style-name="P16">Organiser ses bâtiments et unités pour mener une offensive <text:span text:style-name="T2">ou repousser un envahisseur</text:span></text:p>
        </text:list-item>
        <text:list-item>
          <text:p text:style-name="P16">Réagir a une attaque, adapter ses défenses et contrecarrer une offensive adverse</text:p>
        </text:list-item>
      </text:list>
      <text:p text:style-name="P2">…</text:p>
      <text:p text:style-name="P12"><text:tab/>Les principaux objets</text:p>
      <text:p text:style-name="P5">…</text:p>
      <text:p text:style-name="P5"/>
      <text:p text:style-name="P5"><text:tab/>Les mécaniques utilisées par l'IA</text:p>
      <text:p text:style-name="P5">…</text:p>
      <text:list xml:id="list1972145849976993096" text:style-name="L5">
        <text:list-item>
          <text:p text:style-name="P23">Les taches</text:p>
        </text:list-item>
        <text:list-item text:start-value="1">
          <text:p text:style-name="P23">Les événements</text:p>
        </text:list-item>
      </text:list>
      <text:p text:style-name="P5">…</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37:44.539000000</meta:creation-date>
    <dc:date>2016-04-28T17:53:48.788000000</dc:date>
    <meta:editing-duration>PT4H2M36S</meta:editing-duration>
    <meta:editing-cycles>24</meta:editing-cycles>
    <meta:generator>LibreOffice/5.0.4.2$Windows_x86 LibreOffice_project/2b9802c1994aa0b7dc6079e128979269cf95bc78</meta:generator>
    <meta:document-statistic meta:table-count="0" meta:image-count="0" meta:object-count="0" meta:page-count="3" meta:paragraph-count="44" meta:word-count="457" meta:character-count="2816" meta:non-whitespace-character-count="2414"/>
  </office:meta>
</office:document-meta>
</file>